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5"/>
        <table:table-column table:style-name="co4" table:default-cell-style-name="ce12"/>
        <table:table-column table:style-name="co5" table:default-cell-style-name="ce20"/>
        <table:table-column table:style-name="co6" table:default-cell-style-name="ce21"/>
        <table:table-column table:style-name="co6" table:default-cell-style-name="Default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4" table:default-cell-style-name="ce12"/>
        <table:table-column table:style-name="co6" table:default-cell-style-name="ce23"/>
        <table:table-column table:style-name="co2" table:default-cell-style-name="ce28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7" office:value-type="string">
            <text:p>FP Final</text:p>
          </table:table-cell>
          <table:table-cell table:style-name="ce11"/>
          <table:table-cell table:style-name="ce18" office:value-type="string">
            <text:p>Final Grade</text:p>
          </table:table-cell>
          <table:table-cell office:value-type="string">
            <text:p>Final Grade</text:p>
          </table:table-cell>
          <table:table-cell table:style-name="ce21" office:value-type="string">
            <text:p>Final GPA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5" office:value-type="string">
            <text:p>Numerical Grade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7" office:value-type="string">
            <text:p>GPA </text:p>
          </table:table-cell>
          <table:table-cell table:style-name="ce11"/>
          <table:table-cell table:style-name="ce22"/>
          <table:table-cell table:style-name="ce25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 table:formula="of:=(SUM(VLOOKUP([.B2]; [.$AI$2:.$AJ$14]; 2; 0);  VLOOKUP([.C2]; [.$AI$2:.$AJ$14]; 2; 0); VLOOKUP([.D2]; [.$AI$2:.$AJ$14]; 2; 0); VLOOKUP([.E2]; [.$AI$2:.$AJ$14]; 2; 0); VLOOKUP([.F2]; [.$AI$2:.$AJ$14]; 2; 0); VLOOKUP([.G2]; [.$AI$2:.$AJ$14]; 2; 0); VLOOKUP([.H2]; [.$AI$2:.$AJ$14]; 2; 0) ) ) / 800 * 0.3" office:value-type="float" office:value="0.23925">
            <text:p>0.239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 table:formula="of:=(([.K2] / 50)*0.15 + ([.L2] / 50)*0.15 + ([.M2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]; [.$AI$2:.$AJ$14]; 2; 0);  SUM(VLOOKUP([.Q2]; [.$AI$2:.$AJ$14]; 2; 0) ))) + ([.R2])  + ([.S2]) + ([.T2]) + ([.U2]) ) / (100 + 100 + 30 + 7 + 1 + 5)) * 0.05" office:value-type="float" office:value="0.0483539094650206">
            <text:p>0.0483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2]; [.$AI$2:.$AJ$14]; 2; 0);  SUM(VLOOKUP([.Y2]; [.$AI$2:.$AJ$14]; 2; 0); SUM(VLOOKUP([.Z2]; [.$AI$2:.$AJ$14]; 2; 0); SUM(VLOOKUP([.AA2]; [.$AI$2:.$AJ$14]; 2; 0); SUM(VLOOKUP([.AB2]; [.$AI$2:.$AJ$14]; 2; 0))))))) / 500 * 0.15" office:value-type="float" office:value="0.1311">
            <text:p>0.13110</text:p>
          </table:table-cell>
          <table:table-cell/>
          <table:table-cell table:style-name="ce18" table:formula="of:=[.I2] + [.N2] + [.V2] + [.AC2]" office:value-type="float" office:value="0.878703909465021">
            <text:p>0.87870</text:p>
          </table:table-cell>
          <table:table-cell table:style-name="ce19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B+">
            <text:p>B+</text:p>
          </table:table-cell>
          <table:table-cell table:style-name="ce21" table:formula="of:=VLOOKUP([.AF2]; [.$AL$2:.$AM$14]; 2; 0)" office:value-type="float" office:value="3.3">
            <text:p>3.3</text:p>
          </table:table-cell>
          <table:table-cell/>
          <table:table-cell office:value-type="string">
            <text:p>A+</text:p>
          </table:table-cell>
          <table:table-cell table:style-name="ce5"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 table:formula="of:=(SUM(VLOOKUP([.B3]; [.$AI$2:.$AJ$14]; 2; 0);  VLOOKUP([.C3]; [.$AI$2:.$AJ$14]; 2; 0); VLOOKUP([.D3]; [.$AI$2:.$AJ$14]; 2; 0); VLOOKUP([.E3]; [.$AI$2:.$AJ$14]; 2; 0); VLOOKUP([.F3]; [.$AI$2:.$AJ$14]; 2; 0); VLOOKUP([.G3]; [.$AI$2:.$AJ$14]; 2; 0); VLOOKUP([.H3]; [.$AI$2:.$AJ$14]; 2; 0) ) ) / 800 * 0.3" office:value-type="float" office:value="0.252">
            <text:p>0.25200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 table:formula="of:=(([.K3] / 50)*0.15 + ([.L3] / 50)*0.15 + ([.M3] / 100)*0.2)" office:value-type="float" office:value="0.412">
            <text:p>0.41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3]; [.$AI$2:.$AJ$14]; 2; 0);  SUM(VLOOKUP([.Q3]; [.$AI$2:.$AJ$14]; 2; 0) ))) + ([.R3])  + ([.S3]) + ([.T3]) + ([.U3]) ) / (100 + 100 + 30 + 7 + 1 + 5)) * 0.05" office:value-type="float" office:value="0.0446502057613169">
            <text:p>0.0446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3]; [.$AI$2:.$AJ$14]; 2; 0);  SUM(VLOOKUP([.Y3]; [.$AI$2:.$AJ$14]; 2; 0); SUM(VLOOKUP([.Z3]; [.$AI$2:.$AJ$14]; 2; 0); SUM(VLOOKUP([.AA3]; [.$AI$2:.$AJ$14]; 2; 0); SUM(VLOOKUP([.AB3]; [.$AI$2:.$AJ$14]; 2; 0))))))) / 500 * 0.15" office:value-type="float" office:value="0.1311">
            <text:p>0.13110</text:p>
          </table:table-cell>
          <table:table-cell/>
          <table:table-cell table:style-name="ce18" table:formula="of:=[.I3] + [.N3] + [.V3] + [.AC3]" office:value-type="float" office:value="0.839750205761317">
            <text:p>0.83975</text:p>
          </table:table-cell>
          <table:table-cell table:style-name="ce19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B-">
            <text:p>B-</text:p>
          </table:table-cell>
          <table:table-cell table:style-name="ce21" table:formula="of:=VLOOKUP([.AF3]; [.$AL$2:.$AM$14]; 2; 0)" office:value-type="float" office:value="2.7">
            <text:p>2.7</text:p>
          </table:table-cell>
          <table:table-cell/>
          <table:table-cell office:value-type="string">
            <text:p>A</text:p>
          </table:table-cell>
          <table:table-cell table:style-name="ce5"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4]; [.$AI$2:.$AJ$14]; 2; 0);  VLOOKUP([.C4]; [.$AI$2:.$AJ$14]; 2; 0); VLOOKUP([.D4]; [.$AI$2:.$AJ$14]; 2; 0); VLOOKUP([.E4]; [.$AI$2:.$AJ$14]; 2; 0); VLOOKUP([.F4]; [.$AI$2:.$AJ$14]; 2; 0); VLOOKUP([.G4]; [.$AI$2:.$AJ$14]; 2; 0); VLOOKUP([.H4]; [.$AI$2:.$AJ$14]; 2; 0) ) ) / 800 * 0.3" office:value-type="float" office:value="0.199875">
            <text:p>0.19988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 table:formula="of:=(([.K4] / 50)*0.15 + ([.L4] / 50)*0.15 + ([.M4] / 100)*0.2)" office:value-type="float" office:value="0.428">
            <text:p>0.42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4]; [.$AI$2:.$AJ$14]; 2; 0);  SUM(VLOOKUP([.Q4]; [.$AI$2:.$AJ$14]; 2; 0) ))) + ([.R4])  + ([.S4]) + ([.T4]) + ([.U4]) ) / (100 + 100 + 30 + 7 + 1 + 5)) * 0.05" office:value-type="float" office:value="0.0382716049382716">
            <text:p>0.03827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4]; [.$AI$2:.$AJ$14]; 2; 0);  SUM(VLOOKUP([.Y4]; [.$AI$2:.$AJ$14]; 2; 0); SUM(VLOOKUP([.Z4]; [.$AI$2:.$AJ$14]; 2; 0); SUM(VLOOKUP([.AA4]; [.$AI$2:.$AJ$14]; 2; 0); SUM(VLOOKUP([.AB4]; [.$AI$2:.$AJ$14]; 2; 0))))))) / 500 * 0.15" office:value-type="float" office:value="0.1341">
            <text:p>0.13410</text:p>
          </table:table-cell>
          <table:table-cell/>
          <table:table-cell table:style-name="ce18" table:formula="of:=[.I4] + [.N4] + [.V4] + [.AC4]" office:value-type="float" office:value="0.800246604938272">
            <text:p>0.80025</text:p>
          </table:table-cell>
          <table:table-cell table:style-name="ce19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B-">
            <text:p>B-</text:p>
          </table:table-cell>
          <table:table-cell table:style-name="ce21" table:formula="of:=VLOOKUP([.AF4]; [.$AL$2:.$AM$14]; 2; 0)" office:value-type="float" office:value="2.7">
            <text:p>2.7</text:p>
          </table:table-cell>
          <table:table-cell/>
          <table:table-cell office:value-type="string">
            <text:p>A-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5]; [.$AI$2:.$AJ$14]; 2; 0);  VLOOKUP([.C5]; [.$AI$2:.$AJ$14]; 2; 0); VLOOKUP([.D5]; [.$AI$2:.$AJ$14]; 2; 0); VLOOKUP([.E5]; [.$AI$2:.$AJ$14]; 2; 0); VLOOKUP([.F5]; [.$AI$2:.$AJ$14]; 2; 0); VLOOKUP([.G5]; [.$AI$2:.$AJ$14]; 2; 0); VLOOKUP([.H5]; [.$AI$2:.$AJ$14]; 2; 0) ) ) / 800 * 0.3" office:value-type="float" office:value="0.18">
            <text:p>0.18000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 table:formula="of:=(([.K5] / 50)*0.15 + ([.L5] / 50)*0.15 + ([.M5] / 100)*0.2)" office:value-type="float" office:value="0.475">
            <text:p>0.47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 ((SUM(VLOOKUP([.P5]; [.$AI$2:.$AJ$14]; 2; 0);  SUM(VLOOKUP([.Q5]; [.$AI$2:.$AJ$14]; 2; 0) ))) + ([.R5])  + ([.S5]) + ([.T5]) + ([.U5]) ) / (100 + 100 + 30 + 7 + 1 + 5)) * 0.05" office:value-type="float" office:value="0.0421810699588477">
            <text:p>0.04218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5]; [.$AI$2:.$AJ$14]; 2; 0);  SUM(VLOOKUP([.Y5]; [.$AI$2:.$AJ$14]; 2; 0); SUM(VLOOKUP([.Z5]; [.$AI$2:.$AJ$14]; 2; 0); SUM(VLOOKUP([.AA5]; [.$AI$2:.$AJ$14]; 2; 0); SUM(VLOOKUP([.AB5]; [.$AI$2:.$AJ$14]; 2; 0))))))) / 500 * 0.15" office:value-type="float" office:value="0.1065">
            <text:p>0.10650</text:p>
          </table:table-cell>
          <table:table-cell/>
          <table:table-cell table:style-name="ce18" table:formula="of:=[.I5] + [.N5] + [.V5] + [.AC5]" office:value-type="float" office:value="0.803681069958848">
            <text:p>0.80368</text:p>
          </table:table-cell>
          <table:table-cell table:style-name="ce19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B-">
            <text:p>B-</text:p>
          </table:table-cell>
          <table:table-cell table:style-name="ce21" table:formula="of:=VLOOKUP([.AF5]; [.$AL$2:.$AM$14]; 2; 0)" office:value-type="float" office:value="2.7">
            <text:p>2.7</text:p>
          </table:table-cell>
          <table:table-cell/>
          <table:table-cell office:value-type="string">
            <text:p>B+</text:p>
          </table:table-cell>
          <table:table-cell table:style-name="ce5"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 table:formula="of:=(SUM(VLOOKUP([.B6]; [.$AI$2:.$AJ$14]; 2; 0);  VLOOKUP([.C6]; [.$AI$2:.$AJ$14]; 2; 0); VLOOKUP([.D6]; [.$AI$2:.$AJ$14]; 2; 0); VLOOKUP([.E6]; [.$AI$2:.$AJ$14]; 2; 0); VLOOKUP([.F6]; [.$AI$2:.$AJ$14]; 2; 0); VLOOKUP([.G6]; [.$AI$2:.$AJ$14]; 2; 0); VLOOKUP([.H6]; [.$AI$2:.$AJ$14]; 2; 0) ) ) / 800 * 0.3" office:value-type="float" office:value="0.1665">
            <text:p>0.1665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 table:formula="of:=(([.K6] / 50)*0.15 + ([.L6] / 50)*0.15 + ([.M6] / 100)*0.2)" office:value-type="float" office:value="0.398">
            <text:p>0.39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6]; [.$AI$2:.$AJ$14]; 2; 0);  SUM(VLOOKUP([.Q6]; [.$AI$2:.$AJ$14]; 2; 0) ))) + ([.R6])  + ([.S6]) + ([.T6]) + ([.U6]) ) / (100 + 100 + 30 + 7 + 1 + 5)) * 0.05" office:value-type="float" office:value="0.0362139917695473">
            <text:p>0.03621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6]; [.$AI$2:.$AJ$14]; 2; 0);  SUM(VLOOKUP([.Y6]; [.$AI$2:.$AJ$14]; 2; 0); SUM(VLOOKUP([.Z6]; [.$AI$2:.$AJ$14]; 2; 0); SUM(VLOOKUP([.AA6]; [.$AI$2:.$AJ$14]; 2; 0); SUM(VLOOKUP([.AB6]; [.$AI$2:.$AJ$14]; 2; 0))))))) / 500 * 0.15" office:value-type="float" office:value="0.1311">
            <text:p>0.13110</text:p>
          </table:table-cell>
          <table:table-cell/>
          <table:table-cell table:style-name="ce18" table:formula="of:=[.I6] + [.N6] + [.V6] + [.AC6]" office:value-type="float" office:value="0.731813991769547">
            <text:p>0.73181</text:p>
          </table:table-cell>
          <table:table-cell table:style-name="ce19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C-">
            <text:p>C-</text:p>
          </table:table-cell>
          <table:table-cell table:style-name="ce21" table:formula="of:=VLOOKUP([.AF6]; [.$AL$2:.$AM$14]; 2; 0)" office:value-type="float" office:value="1.7">
            <text:p>1.7</text:p>
          </table:table-cell>
          <table:table-cell/>
          <table:table-cell office:value-type="string">
            <text:p>B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 table:formula="of:=(SUM(VLOOKUP([.B7]; [.$AI$2:.$AJ$14]; 2; 0);  VLOOKUP([.C7]; [.$AI$2:.$AJ$14]; 2; 0); VLOOKUP([.D7]; [.$AI$2:.$AJ$14]; 2; 0); VLOOKUP([.E7]; [.$AI$2:.$AJ$14]; 2; 0); VLOOKUP([.F7]; [.$AI$2:.$AJ$14]; 2; 0); VLOOKUP([.G7]; [.$AI$2:.$AJ$14]; 2; 0); VLOOKUP([.H7]; [.$AI$2:.$AJ$14]; 2; 0) ) ) / 800 * 0.3" office:value-type="float" office:value="0.070875">
            <text:p>0.070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 table:formula="of:=(([.K7] / 50)*0.15 + ([.L7] / 50)*0.15 + ([.M7] / 100)*0.2)" office:value-type="float" office:value="0.371">
            <text:p>0.371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7]; [.$AI$2:.$AJ$14]; 2; 0);  SUM(VLOOKUP([.Q7]; [.$AI$2:.$AJ$14]; 2; 0) ))) + ([.R7])  + ([.S7]) + ([.T7]) + ([.U7]) ) / (100 + 100 + 30 + 7 + 1 + 5)) * 0.05" office:value-type="float" office:value="0.0366255144032922">
            <text:p>0.03663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 table:formula="of:=(SUM(VLOOKUP([.X7]; [.$AI$2:.$AJ$14]; 2; 0);  SUM(VLOOKUP([.Y7]; [.$AI$2:.$AJ$14]; 2; 0); SUM(VLOOKUP([.Z7]; [.$AI$2:.$AJ$14]; 2; 0); SUM(VLOOKUP([.AA7]; [.$AI$2:.$AJ$14]; 2; 0); SUM(VLOOKUP([.AB7]; [.$AI$2:.$AJ$14]; 2; 0))))))) / 500 * 0.15" office:value-type="float" office:value="0.1311">
            <text:p>0.13110</text:p>
          </table:table-cell>
          <table:table-cell/>
          <table:table-cell table:style-name="ce18" table:formula="of:=[.I7] + [.N7] + [.V7] + [.AC7]" office:value-type="float" office:value="0.609600514403292">
            <text:p>0.60960</text:p>
          </table:table-cell>
          <table:table-cell table:style-name="ce19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D-">
            <text:p>D-</text:p>
          </table:table-cell>
          <table:table-cell table:style-name="ce21" table:formula="of:=VLOOKUP([.AF7]; [.$AL$2:.$AM$14]; 2; 0)" office:value-type="float" office:value="0">
            <text:p>0</text:p>
          </table:table-cell>
          <table:table-cell/>
          <table:table-cell table:style-name="Default" office:value-type="string">
            <text:p>B-</text:p>
          </table:table-cell>
          <table:table-cell table:style-name="ce5"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8]; [.$AI$2:.$AJ$14]; 2; 0);  VLOOKUP([.C8]; [.$AI$2:.$AJ$14]; 2; 0); VLOOKUP([.D8]; [.$AI$2:.$AJ$14]; 2; 0); VLOOKUP([.E8]; [.$AI$2:.$AJ$14]; 2; 0); VLOOKUP([.F8]; [.$AI$2:.$AJ$14]; 2; 0); VLOOKUP([.G8]; [.$AI$2:.$AJ$14]; 2; 0); VLOOKUP([.H8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 table:formula="of:=(([.K8] / 50)*0.15 + ([.L8] / 50)*0.15 + ([.M8] / 100)*0.2)" office:value-type="float" office:value="0.426">
            <text:p>0.426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 table:formula="of:=( ((SUM(VLOOKUP([.P8]; [.$AI$2:.$AJ$14]; 2; 0);  SUM(VLOOKUP([.Q8]; [.$AI$2:.$AJ$14]; 2; 0) ))) + ([.R8])  + ([.S8]) + ([.T8]) + ([.U8]) ) / (100 + 100 + 30 + 7 + 1 + 5)) * 0.05" office:value-type="float" office:value="0.0360082304526749">
            <text:p>0.03601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8]; [.$AI$2:.$AJ$14]; 2; 0);  SUM(VLOOKUP([.Y8]; [.$AI$2:.$AJ$14]; 2; 0); SUM(VLOOKUP([.Z8]; [.$AI$2:.$AJ$14]; 2; 0); SUM(VLOOKUP([.AA8]; [.$AI$2:.$AJ$14]; 2; 0); SUM(VLOOKUP([.AB8]; [.$AI$2:.$AJ$14]; 2; 0))))))) / 500 * 0.15" office:value-type="float" office:value="0.1341">
            <text:p>0.13410</text:p>
          </table:table-cell>
          <table:table-cell/>
          <table:table-cell table:style-name="ce18" table:formula="of:=[.I8] + [.N8] + [.V8] + [.AC8]" office:value-type="float" office:value="0.838358230452675">
            <text:p>0.83836</text:p>
          </table:table-cell>
          <table:table-cell table:style-name="ce19" table:formula="of:=IF([.AE8]&gt;=0.9875;&quot;A+&quot;;  IF([.AE8]&gt;=0.94; &quot;A&quot;; IF([.AE8]&gt;=0.9; &quot;A-&quot;; IF([.AE8]&gt;=0.87; &quot;B+&quot;; IF([.AE8]&gt;=0.84;&quot;B&quot;; IF([.AE8]&gt;=0.8; &quot;B-&quot;; IF([.AE8]&gt;=0.77; &quot;C+&quot;; IF([.AE8]&gt;=0.74;&quot;C&quot;; IF([.AE8]&gt;=0.7; &quot;C-&quot;; IF([.AE8]&gt;=0.67; &quot;D+&quot;; IF([.AE8]&gt;=0.64;&quot;D&quot;; IF([.AE8]&gt;=0.6; &quot;D-&quot;; &quot;F&quot;))))))))))))" office:value-type="string" office:string-value="B-">
            <text:p>B-</text:p>
          </table:table-cell>
          <table:table-cell table:style-name="ce21" table:formula="of:=VLOOKUP([.AF8]; [.$AL$2:.$AM$14]; 2; 0)" office:value-type="float" office:value="2.7">
            <text:p>2.7</text:p>
          </table:table-cell>
          <table:table-cell/>
          <table:table-cell office:value-type="string">
            <text:p>C+</text:p>
          </table:table-cell>
          <table:table-cell table:style-name="ce5"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 table:formula="of:=(SUM(VLOOKUP([.B9]; [.$AI$2:.$AJ$14]; 2; 0);  VLOOKUP([.C9]; [.$AI$2:.$AJ$14]; 2; 0); VLOOKUP([.D9]; [.$AI$2:.$AJ$14]; 2; 0); VLOOKUP([.E9]; [.$AI$2:.$AJ$14]; 2; 0); VLOOKUP([.F9]; [.$AI$2:.$AJ$14]; 2; 0); VLOOKUP([.G9]; [.$AI$2:.$AJ$14]; 2; 0); VLOOKUP([.H9]; [.$AI$2:.$AJ$14]; 2; 0) ) ) / 800 * 0.3" office:value-type="float" office:value="0.1935">
            <text:p>0.19350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 table:formula="of:=(([.K9] / 50)*0.15 + ([.L9] / 50)*0.15 + ([.M9] / 100)*0.2)" office:value-type="float" office:value="0.417">
            <text:p>0.417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9]; [.$AI$2:.$AJ$14]; 2; 0);  SUM(VLOOKUP([.Q9]; [.$AI$2:.$AJ$14]; 2; 0) ))) + ([.R9])  + ([.S9]) + ([.T9]) + ([.U9]) ) / (100 + 100 + 30 + 7 + 1 + 5)) * 0.05" office:value-type="float" office:value="0.0376543209876543">
            <text:p>0.03765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9]; [.$AI$2:.$AJ$14]; 2; 0);  SUM(VLOOKUP([.Y9]; [.$AI$2:.$AJ$14]; 2; 0); SUM(VLOOKUP([.Z9]; [.$AI$2:.$AJ$14]; 2; 0); SUM(VLOOKUP([.AA9]; [.$AI$2:.$AJ$14]; 2; 0); SUM(VLOOKUP([.AB9]; [.$AI$2:.$AJ$14]; 2; 0))))))) / 500 * 0.15" office:value-type="float" office:value="0.1401">
            <text:p>0.14010</text:p>
          </table:table-cell>
          <table:table-cell/>
          <table:table-cell table:style-name="ce18" table:formula="of:=[.I9] + [.N9] + [.V9] + [.AC9]" office:value-type="float" office:value="0.788254320987654">
            <text:p>0.78825</text:p>
          </table:table-cell>
          <table:table-cell table:style-name="ce19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C+">
            <text:p>C+</text:p>
          </table:table-cell>
          <table:table-cell table:style-name="ce21" table:formula="of:=VLOOKUP([.AF9]; [.$AL$2:.$AM$14]; 2; 0)" office:value-type="float" office:value="2.3">
            <text:p>2.3</text:p>
          </table:table-cell>
          <table:table-cell/>
          <table:table-cell office:value-type="string">
            <text:p>C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 table:formula="of:=(SUM(VLOOKUP([.B10]; [.$AI$2:.$AJ$14]; 2; 0);  VLOOKUP([.C10]; [.$AI$2:.$AJ$14]; 2; 0); VLOOKUP([.D10]; [.$AI$2:.$AJ$14]; 2; 0); VLOOKUP([.E10]; [.$AI$2:.$AJ$14]; 2; 0); VLOOKUP([.F10]; [.$AI$2:.$AJ$14]; 2; 0); VLOOKUP([.G10]; [.$AI$2:.$AJ$14]; 2; 0); VLOOKUP([.H10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0] / 50)*0.15 + ([.L10] / 50)*0.15 + ([.M10] / 100)*0.2)" office:value-type="float" office:value="0.412">
            <text:p>0.41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0]; [.$AI$2:.$AJ$14]; 2; 0);  SUM(VLOOKUP([.Q10]; [.$AI$2:.$AJ$14]; 2; 0) ))) + ([.R10])  + ([.S10]) + ([.T10]) + ([.U10]) ) / (100 + 100 + 30 + 7 + 1 + 5)) * 0.05" office:value-type="float" office:value="0.0425925925925926">
            <text:p>0.04259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0]; [.$AI$2:.$AJ$14]; 2; 0);  SUM(VLOOKUP([.Y10]; [.$AI$2:.$AJ$14]; 2; 0); SUM(VLOOKUP([.Z10]; [.$AI$2:.$AJ$14]; 2; 0); SUM(VLOOKUP([.AA10]; [.$AI$2:.$AJ$14]; 2; 0); SUM(VLOOKUP([.AB10]; [.$AI$2:.$AJ$14]; 2; 0))))))) / 500 * 0.15" office:value-type="float" office:value="0.1302">
            <text:p>0.13020</text:p>
          </table:table-cell>
          <table:table-cell/>
          <table:table-cell table:style-name="ce18" table:formula="of:=[.I10] + [.N10] + [.V10] + [.AC10]" office:value-type="float" office:value="0.827042592592593">
            <text:p>0.82704</text:p>
          </table:table-cell>
          <table:table-cell table:style-name="ce19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B-">
            <text:p>B-</text:p>
          </table:table-cell>
          <table:table-cell table:style-name="ce21" table:formula="of:=VLOOKUP([.AF10]; [.$AL$2:.$AM$14]; 2; 0)" office:value-type="float" office:value="2.7">
            <text:p>2.7</text:p>
          </table:table-cell>
          <table:table-cell/>
          <table:table-cell office:value-type="string">
            <text:p>C-</text:p>
          </table:table-cell>
          <table:table-cell table:style-name="ce5"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 table:formula="of:=(SUM(VLOOKUP([.B11]; [.$AI$2:.$AJ$14]; 2; 0);  VLOOKUP([.C11]; [.$AI$2:.$AJ$14]; 2; 0); VLOOKUP([.D11]; [.$AI$2:.$AJ$14]; 2; 0); VLOOKUP([.E11]; [.$AI$2:.$AJ$14]; 2; 0); VLOOKUP([.F11]; [.$AI$2:.$AJ$14]; 2; 0); VLOOKUP([.G11]; [.$AI$2:.$AJ$14]; 2; 0); VLOOKUP([.H11]; [.$AI$2:.$AJ$14]; 2; 0) ) ) / 800 * 0.3" office:value-type="float" office:value="0.25425">
            <text:p>0.25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 table:formula="of:=(([.K11] / 50)*0.15 + ([.L11] / 50)*0.15 + ([.M11] / 100)*0.2)" office:value-type="float" office:value="0.478">
            <text:p>0.478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1]; [.$AI$2:.$AJ$14]; 2; 0);  SUM(VLOOKUP([.Q11]; [.$AI$2:.$AJ$14]; 2; 0) ))) + ([.R11])  + ([.S11]) + ([.T11]) + ([.U11]) ) / (100 + 100 + 30 + 7 + 1 + 5)) * 0.05" office:value-type="float" office:value="0.0481481481481482">
            <text:p>0.0481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1]; [.$AI$2:.$AJ$14]; 2; 0);  SUM(VLOOKUP([.Y11]; [.$AI$2:.$AJ$14]; 2; 0); SUM(VLOOKUP([.Z11]; [.$AI$2:.$AJ$14]; 2; 0); SUM(VLOOKUP([.AA11]; [.$AI$2:.$AJ$14]; 2; 0); SUM(VLOOKUP([.AB11]; [.$AI$2:.$AJ$14]; 2; 0))))))) / 500 * 0.15" office:value-type="float" office:value="0.1341">
            <text:p>0.13410</text:p>
          </table:table-cell>
          <table:table-cell/>
          <table:table-cell table:style-name="ce18" table:formula="of:=[.I11] + [.N11] + [.V11] + [.AC11]" office:value-type="float" office:value="0.914498148148148">
            <text:p>0.91450</text:p>
          </table:table-cell>
          <table:table-cell table:style-name="ce19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A-">
            <text:p>A-</text:p>
          </table:table-cell>
          <table:table-cell table:style-name="ce21" table:formula="of:=VLOOKUP([.AF11]; [.$AL$2:.$AM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table:style-name="ce5"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 table:formula="of:=(SUM(VLOOKUP([.B12]; [.$AI$2:.$AJ$14]; 2; 0);  VLOOKUP([.C12]; [.$AI$2:.$AJ$14]; 2; 0); VLOOKUP([.D12]; [.$AI$2:.$AJ$14]; 2; 0); VLOOKUP([.E12]; [.$AI$2:.$AJ$14]; 2; 0); VLOOKUP([.F12]; [.$AI$2:.$AJ$14]; 2; 0); VLOOKUP([.G12]; [.$AI$2:.$AJ$14]; 2; 0); VLOOKUP([.H12]; [.$AI$2:.$AJ$14]; 2; 0) ) ) / 800 * 0.3" office:value-type="float" office:value="0.243">
            <text:p>0.24300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 table:formula="of:=(([.K12] / 50)*0.15 + ([.L12] / 50)*0.15 + ([.M12] / 100)*0.2)" office:value-type="float" office:value="0.382">
            <text:p>0.38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2]; [.$AI$2:.$AJ$14]; 2; 0);  SUM(VLOOKUP([.Q12]; [.$AI$2:.$AJ$14]; 2; 0) ))) + ([.R12])  + ([.S12]) + ([.T12]) + ([.U12]) ) / (100 + 100 + 30 + 7 + 1 + 5)) * 0.05" office:value-type="float" office:value="0.0434156378600823">
            <text:p>0.04342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12]; [.$AI$2:.$AJ$14]; 2; 0);  SUM(VLOOKUP([.Y12]; [.$AI$2:.$AJ$14]; 2; 0); SUM(VLOOKUP([.Z12]; [.$AI$2:.$AJ$14]; 2; 0); SUM(VLOOKUP([.AA12]; [.$AI$2:.$AJ$14]; 2; 0); SUM(VLOOKUP([.AB12]; [.$AI$2:.$AJ$14]; 2; 0))))))) / 500 * 0.15" office:value-type="float" office:value="0.1401">
            <text:p>0.14010</text:p>
          </table:table-cell>
          <table:table-cell/>
          <table:table-cell table:style-name="ce18" table:formula="of:=[.I12] + [.N12] + [.V12] + [.AC12]" office:value-type="float" office:value="0.808515637860082">
            <text:p>0.80852</text:p>
          </table:table-cell>
          <table:table-cell table:style-name="ce19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B-">
            <text:p>B-</text:p>
          </table:table-cell>
          <table:table-cell table:style-name="ce21" table:formula="of:=VLOOKUP([.AF12]; [.$AL$2:.$AM$14]; 2; 0)" office:value-type="float" office:value="2.7">
            <text:p>2.7</text:p>
          </table:table-cell>
          <table:table-cell/>
          <table:table-cell office:value-type="string">
            <text:p>D</text:p>
          </table:table-cell>
          <table:table-cell table:style-name="ce5"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 table:formula="of:=(SUM(VLOOKUP([.B13]; [.$AI$2:.$AJ$14]; 2; 0);  VLOOKUP([.C13]; [.$AI$2:.$AJ$14]; 2; 0); VLOOKUP([.D13]; [.$AI$2:.$AJ$14]; 2; 0); VLOOKUP([.E13]; [.$AI$2:.$AJ$14]; 2; 0); VLOOKUP([.F13]; [.$AI$2:.$AJ$14]; 2; 0); VLOOKUP([.G13]; [.$AI$2:.$AJ$14]; 2; 0); VLOOKUP([.H13]; [.$AI$2:.$AJ$14]; 2; 0) ) ) / 800 * 0.3" office:value-type="float" office:value="0.250875">
            <text:p>0.25088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 table:formula="of:=(([.K13] / 50)*0.15 + ([.L13] / 50)*0.15 + ([.M13] / 100)*0.2)" office:value-type="float" office:value="0.434">
            <text:p>0.43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3]; [.$AI$2:.$AJ$14]; 2; 0);  SUM(VLOOKUP([.Q13]; [.$AI$2:.$AJ$14]; 2; 0) ))) + ([.R13])  + ([.S13]) + ([.T13]) + ([.U13]) ) / (100 + 100 + 30 + 7 + 1 + 5)) * 0.05" office:value-type="float" office:value="0.0438271604938272">
            <text:p>0.04383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3]; [.$AI$2:.$AJ$14]; 2; 0);  SUM(VLOOKUP([.Y13]; [.$AI$2:.$AJ$14]; 2; 0); SUM(VLOOKUP([.Z13]; [.$AI$2:.$AJ$14]; 2; 0); SUM(VLOOKUP([.AA13]; [.$AI$2:.$AJ$14]; 2; 0); SUM(VLOOKUP([.AB13]; [.$AI$2:.$AJ$14]; 2; 0))))))) / 500 * 0.15" office:value-type="float" office:value="0.1302">
            <text:p>0.13020</text:p>
          </table:table-cell>
          <table:table-cell/>
          <table:table-cell table:style-name="ce18" table:formula="of:=[.I13] + [.N13] + [.V13] + [.AC13]" office:value-type="float" office:value="0.858902160493827">
            <text:p>0.85890</text:p>
          </table:table-cell>
          <table:table-cell table:style-name="ce19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B">
            <text:p>B</text:p>
          </table:table-cell>
          <table:table-cell table:style-name="ce21" table:formula="of:=VLOOKUP([.AF13]; [.$AL$2:.$AM$14]; 2; 0)" office:value-type="float" office:value="3">
            <text:p>3</text:p>
          </table:table-cell>
          <table:table-cell/>
          <table:table-cell office:value-type="string">
            <text:p>D-</text:p>
          </table:table-cell>
          <table:table-cell table:style-name="ce5"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 table:formula="of:=(SUM(VLOOKUP([.B14]; [.$AI$2:.$AJ$14]; 2; 0);  VLOOKUP([.C14]; [.$AI$2:.$AJ$14]; 2; 0); VLOOKUP([.D14]; [.$AI$2:.$AJ$14]; 2; 0); VLOOKUP([.E14]; [.$AI$2:.$AJ$14]; 2; 0); VLOOKUP([.F14]; [.$AI$2:.$AJ$14]; 2; 0); VLOOKUP([.G14]; [.$AI$2:.$AJ$14]; 2; 0); VLOOKUP([.H14]; [.$AI$2:.$AJ$14]; 2; 0) ) ) / 800 * 0.3" office:value-type="float" office:value="0.067125">
            <text:p>0.06713</text:p>
          </table:table-cell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([.K14] / 50)*0.15 + ([.L14] / 50)*0.15 + ([.M14] / 100)*0.2)" office:value-type="float" office:value="0.108">
            <text:p>0.1080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 table:formula="of:=( ((SUM(VLOOKUP([.P14]; [.$AI$2:.$AJ$14]; 2; 0);  SUM(VLOOKUP([.Q14]; [.$AI$2:.$AJ$14]; 2; 0) ))) + ([.R14])  + ([.S14]) + ([.T14]) + ([.U14]) ) / (100 + 100 + 30 + 7 + 1 + 5)) * 0.05" office:value-type="float" office:value="0.0162551440329218">
            <text:p>0.01626</text:p>
          </table:table-cell>
          <table:table-cell/>
          <table:table-cell table:style-name="ce5" office:value-type="string">
            <text:p>A-</text:p>
          </table:table-cell>
          <table:table-cell table:number-columns-repeated="4" table:style-name="ce7" office:value-type="string">
            <text:p>F</text:p>
          </table:table-cell>
          <table:table-cell table:style-name="ce9" table:formula="of:=(SUM(VLOOKUP([.X14]; [.$AI$2:.$AJ$14]; 2; 0);  SUM(VLOOKUP([.Y14]; [.$AI$2:.$AJ$14]; 2; 0); SUM(VLOOKUP([.Z14]; [.$AI$2:.$AJ$14]; 2; 0); SUM(VLOOKUP([.AA14]; [.$AI$2:.$AJ$14]; 2; 0); SUM(VLOOKUP([.AB14]; [.$AI$2:.$AJ$14]; 2; 0))))))) / 500 * 0.15" office:value-type="float" office:value="0.0279">
            <text:p>0.02790</text:p>
          </table:table-cell>
          <table:table-cell/>
          <table:table-cell table:style-name="ce18" table:formula="of:=[.I14] + [.N14] + [.V14] + [.AC14]" office:value-type="float" office:value="0.219280144032922">
            <text:p>0.21928</text:p>
          </table:table-cell>
          <table:table-cell table:style-name="ce19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1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5]; [.$AI$2:.$AJ$14]; 2; 0);  VLOOKUP([.C15]; [.$AI$2:.$AJ$14]; 2; 0); VLOOKUP([.D15]; [.$AI$2:.$AJ$14]; 2; 0); VLOOKUP([.E15]; [.$AI$2:.$AJ$14]; 2; 0); VLOOKUP([.F15]; [.$AI$2:.$AJ$14]; 2; 0); VLOOKUP([.G15]; [.$AI$2:.$AJ$14]; 2; 0); VLOOKUP([.H15]; [.$AI$2:.$AJ$14]; 2; 0) ) ) / 800 * 0.3" office:value-type="float" office:value="0.246">
            <text:p>0.2460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 table:formula="of:=(([.K15] / 50)*0.15 + ([.L15] / 50)*0.15 + ([.M15] / 100)*0.2)" office:value-type="float" office:value="0.484">
            <text:p>0.484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table:formula="of:=( ((SUM(VLOOKUP([.P15]; [.$AI$2:.$AJ$14]; 2; 0);  SUM(VLOOKUP([.Q15]; [.$AI$2:.$AJ$14]; 2; 0) ))) + ([.R15])  + ([.S15]) + ([.T15]) + ([.U15]) ) / (100 + 100 + 30 + 7 + 1 + 5)) * 0.05" office:value-type="float" office:value="0.0432098765432099">
            <text:p>0.04321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15]; [.$AI$2:.$AJ$14]; 2; 0);  SUM(VLOOKUP([.Y15]; [.$AI$2:.$AJ$14]; 2; 0); SUM(VLOOKUP([.Z15]; [.$AI$2:.$AJ$14]; 2; 0); SUM(VLOOKUP([.AA15]; [.$AI$2:.$AJ$14]; 2; 0); SUM(VLOOKUP([.AB15]; [.$AI$2:.$AJ$14]; 2; 0))))))) / 500 * 0.15" office:value-type="float" office:value="0.1401">
            <text:p>0.14010</text:p>
          </table:table-cell>
          <table:table-cell/>
          <table:table-cell table:style-name="ce18" table:formula="of:=[.I15] + [.N15] + [.V15] + [.AC15]" office:value-type="float" office:value="0.91330987654321">
            <text:p>0.91331</text:p>
          </table:table-cell>
          <table:table-cell table:style-name="ce19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A-">
            <text:p>A-</text:p>
          </table:table-cell>
          <table:table-cell table:style-name="ce21" table:formula="of:=VLOOKUP([.AF15]; [.$AL$2:.$AM$14]; 2; 0)" office:value-type="float" office:value="3.7">
            <text:p>3.7</text:p>
          </table:table-cell>
          <table:table-cell/>
          <table:table-cell table:style-name="ce24"/>
          <table:table-cell table:style-name="ce12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6]; [.$AI$2:.$AJ$14]; 2; 0);  VLOOKUP([.C16]; [.$AI$2:.$AJ$14]; 2; 0); VLOOKUP([.D16]; [.$AI$2:.$AJ$14]; 2; 0); VLOOKUP([.E16]; [.$AI$2:.$AJ$14]; 2; 0); VLOOKUP([.F16]; [.$AI$2:.$AJ$14]; 2; 0); VLOOKUP([.G16]; [.$AI$2:.$AJ$14]; 2; 0); VLOOKUP([.H16]; [.$AI$2:.$AJ$14]; 2; 0) ) ) / 800 * 0.3" office:value-type="float" office:value="0.231">
            <text:p>0.23100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 table:formula="of:=(([.K16] / 50)*0.15 + ([.L16] / 50)*0.15 + ([.M16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16]; [.$AI$2:.$AJ$14]; 2; 0);  SUM(VLOOKUP([.Q16]; [.$AI$2:.$AJ$14]; 2; 0) ))) + ([.R16])  + ([.S16]) + ([.T16]) + ([.U16]) ) / (100 + 100 + 30 + 7 + 1 + 5)) * 0.05" office:value-type="float" office:value="0.0374485596707819">
            <text:p>0.03745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16]; [.$AI$2:.$AJ$14]; 2; 0);  SUM(VLOOKUP([.Y16]; [.$AI$2:.$AJ$14]; 2; 0); SUM(VLOOKUP([.Z16]; [.$AI$2:.$AJ$14]; 2; 0); SUM(VLOOKUP([.AA16]; [.$AI$2:.$AJ$14]; 2; 0); SUM(VLOOKUP([.AB16]; [.$AI$2:.$AJ$14]; 2; 0))))))) / 500 * 0.15" office:value-type="float" office:value="0.1302">
            <text:p>0.13020</text:p>
          </table:table-cell>
          <table:table-cell/>
          <table:table-cell table:style-name="ce18" table:formula="of:=[.I16] + [.N16] + [.V16] + [.AC16]" office:value-type="float" office:value="0.858648559670782">
            <text:p>0.85865</text:p>
          </table:table-cell>
          <table:table-cell table:style-name="ce19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B">
            <text:p>B</text:p>
          </table:table-cell>
          <table:table-cell table:style-name="ce21" table:formula="of:=VLOOKUP([.AF16]; [.$AL$2:.$AM$14]; 2; 0)" office:value-type="float" office:value="3">
            <text:p>3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17]; [.$AI$2:.$AJ$14]; 2; 0);  VLOOKUP([.C17]; [.$AI$2:.$AJ$14]; 2; 0); VLOOKUP([.D17]; [.$AI$2:.$AJ$14]; 2; 0); VLOOKUP([.E17]; [.$AI$2:.$AJ$14]; 2; 0); VLOOKUP([.F17]; [.$AI$2:.$AJ$14]; 2; 0); VLOOKUP([.G17]; [.$AI$2:.$AJ$14]; 2; 0); VLOOKUP([.H17]; [.$AI$2:.$AJ$14]; 2; 0) ) ) / 800 * 0.3" office:value-type="float" office:value="0.234375">
            <text:p>0.2343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7] / 50)*0.15 + ([.L17] / 50)*0.15 + ([.M17] / 100)*0.2)" office:value-type="float" office:value="0.418">
            <text:p>0.41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7]; [.$AI$2:.$AJ$14]; 2; 0);  SUM(VLOOKUP([.Q17]; [.$AI$2:.$AJ$14]; 2; 0) ))) + ([.R17])  + ([.S17]) + ([.T17]) + ([.U17]) ) / (100 + 100 + 30 + 7 + 1 + 5)) * 0.05" office:value-type="float" office:value="0.0376543209876543">
            <text:p>0.03765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7]; [.$AI$2:.$AJ$14]; 2; 0);  SUM(VLOOKUP([.Y17]; [.$AI$2:.$AJ$14]; 2; 0); SUM(VLOOKUP([.Z17]; [.$AI$2:.$AJ$14]; 2; 0); SUM(VLOOKUP([.AA17]; [.$AI$2:.$AJ$14]; 2; 0); SUM(VLOOKUP([.AB17]; [.$AI$2:.$AJ$14]; 2; 0))))))) / 500 * 0.15" office:value-type="float" office:value="0.1065">
            <text:p>0.10650</text:p>
          </table:table-cell>
          <table:table-cell/>
          <table:table-cell table:style-name="ce18" table:formula="of:=[.I17] + [.N17] + [.V17] + [.AC17]" office:value-type="float" office:value="0.796529320987654">
            <text:p>0.79653</text:p>
          </table:table-cell>
          <table:table-cell table:style-name="ce19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C+">
            <text:p>C+</text:p>
          </table:table-cell>
          <table:table-cell table:style-name="ce21" table:formula="of:=VLOOKUP([.AF17]; [.$AL$2:.$AM$14]; 2; 0)" office:value-type="float" office:value="2.3">
            <text:p>2.3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18]; [.$AI$2:.$AJ$14]; 2; 0);  VLOOKUP([.C18]; [.$AI$2:.$AJ$14]; 2; 0); VLOOKUP([.D18]; [.$AI$2:.$AJ$14]; 2; 0); VLOOKUP([.E18]; [.$AI$2:.$AJ$14]; 2; 0); VLOOKUP([.F18]; [.$AI$2:.$AJ$14]; 2; 0); VLOOKUP([.G18]; [.$AI$2:.$AJ$14]; 2; 0); VLOOKUP([.H18]; [.$AI$2:.$AJ$14]; 2; 0) ) ) / 800 * 0.3" office:value-type="float" office:value="0.22575">
            <text:p>0.2257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 table:formula="of:=(([.K18] / 50)*0.15 + ([.L18] / 50)*0.15 + ([.M18] / 100)*0.2)" office:value-type="float" office:value="0.359">
            <text:p>0.359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8]; [.$AI$2:.$AJ$14]; 2; 0);  SUM(VLOOKUP([.Q18]; [.$AI$2:.$AJ$14]; 2; 0) ))) + ([.R18])  + ([.S18]) + ([.T18]) + ([.U18]) ) / (100 + 100 + 30 + 7 + 1 + 5)) * 0.05" office:value-type="float" office:value="0.0477366255144033">
            <text:p>0.04774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8]; [.$AI$2:.$AJ$14]; 2; 0);  SUM(VLOOKUP([.Y18]; [.$AI$2:.$AJ$14]; 2; 0); SUM(VLOOKUP([.Z18]; [.$AI$2:.$AJ$14]; 2; 0); SUM(VLOOKUP([.AA18]; [.$AI$2:.$AJ$14]; 2; 0); SUM(VLOOKUP([.AB18]; [.$AI$2:.$AJ$14]; 2; 0))))))) / 500 * 0.15" office:value-type="float" office:value="0.1341">
            <text:p>0.13410</text:p>
          </table:table-cell>
          <table:table-cell/>
          <table:table-cell table:style-name="ce18" table:formula="of:=[.I18] + [.N18] + [.V18] + [.AC18]" office:value-type="float" office:value="0.766586625514403">
            <text:p>0.76659</text:p>
          </table:table-cell>
          <table:table-cell table:style-name="ce19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C">
            <text:p>C</text:p>
          </table:table-cell>
          <table:table-cell table:style-name="ce21" table:formula="of:=VLOOKUP([.AF18]; [.$AL$2:.$AM$14]; 2; 0)" office:value-type="float" office:value="2">
            <text:p>2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19]; [.$AI$2:.$AJ$14]; 2; 0);  VLOOKUP([.C19]; [.$AI$2:.$AJ$14]; 2; 0); VLOOKUP([.D19]; [.$AI$2:.$AJ$14]; 2; 0); VLOOKUP([.E19]; [.$AI$2:.$AJ$14]; 2; 0); VLOOKUP([.F19]; [.$AI$2:.$AJ$14]; 2; 0); VLOOKUP([.G19]; [.$AI$2:.$AJ$14]; 2; 0); VLOOKUP([.H19]; [.$AI$2:.$AJ$14]; 2; 0) ) ) / 800 * 0.3" office:value-type="float" office:value="0.16875">
            <text:p>0.16875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 table:formula="of:=(([.K19] / 50)*0.15 + ([.L19] / 50)*0.15 + ([.M19] / 100)*0.2)" office:value-type="float" office:value="0.448">
            <text:p>0.4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 table:formula="of:=( ((SUM(VLOOKUP([.P19]; [.$AI$2:.$AJ$14]; 2; 0);  SUM(VLOOKUP([.Q19]; [.$AI$2:.$AJ$14]; 2; 0) ))) + ([.R19])  + ([.S19]) + ([.T19]) + ([.U19]) ) / (100 + 100 + 30 + 7 + 1 + 5)) * 0.05" office:value-type="float" office:value="0.0358024691358025">
            <text:p>0.0358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6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 table:formula="of:=(SUM(VLOOKUP([.X19]; [.$AI$2:.$AJ$14]; 2; 0);  SUM(VLOOKUP([.Y19]; [.$AI$2:.$AJ$14]; 2; 0); SUM(VLOOKUP([.Z19]; [.$AI$2:.$AJ$14]; 2; 0); SUM(VLOOKUP([.AA19]; [.$AI$2:.$AJ$14]; 2; 0); SUM(VLOOKUP([.AB19]; [.$AI$2:.$AJ$14]; 2; 0))))))) / 500 * 0.15" office:value-type="float" office:value="0.1065">
            <text:p>0.10650</text:p>
          </table:table-cell>
          <table:table-cell/>
          <table:table-cell table:style-name="ce18" table:formula="of:=[.I19] + [.N19] + [.V19] + [.AC19]" office:value-type="float" office:value="0.759052469135803">
            <text:p>0.75905</text:p>
          </table:table-cell>
          <table:table-cell table:style-name="ce19" table:formula="of:=IF([.AE19]&gt;=0.9875;&quot;A+&quot;;  IF([.AE19]&gt;=0.94; &quot;A&quot;; IF([.AE19]&gt;=0.9; &quot;A-&quot;; IF([.AE19]&gt;=0.87; &quot;B+&quot;; IF([.AE19]&gt;=0.84;&quot;B&quot;; IF([.AE19]&gt;=0.8; &quot;B-&quot;; IF([.AE19]&gt;=0.77; &quot;C+&quot;; IF([.AE19]&gt;=0.74;&quot;C&quot;; IF([.AE19]&gt;=0.7; &quot;C-&quot;; IF([.AE19]&gt;=0.67; &quot;D+&quot;; IF([.AE19]&gt;=0.64;&quot;D&quot;; IF([.AE19]&gt;=0.6; &quot;D-&quot;; &quot;F&quot;))))))))))))" office:value-type="string" office:string-value="C">
            <text:p>C</text:p>
          </table:table-cell>
          <table:table-cell table:style-name="ce21" table:formula="of:=VLOOKUP([.AF19]; [.$AL$2:.$AM$14]; 2; 0)" office:value-type="float" office:value="2">
            <text:p>2</text:p>
          </table:table-cell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20]; [.$AI$2:.$AJ$14]; 2; 0);  VLOOKUP([.C20]; [.$AI$2:.$AJ$14]; 2; 0); VLOOKUP([.D20]; [.$AI$2:.$AJ$14]; 2; 0); VLOOKUP([.E20]; [.$AI$2:.$AJ$14]; 2; 0); VLOOKUP([.F20]; [.$AI$2:.$AJ$14]; 2; 0); VLOOKUP([.G20]; [.$AI$2:.$AJ$14]; 2; 0); VLOOKUP([.H20]; [.$AI$2:.$AJ$14]; 2; 0) ) ) / 800 * 0.3" office:value-type="float" office:value="0.2145">
            <text:p>0.2145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 table:formula="of:=(([.K20] / 50)*0.15 + ([.L20] / 50)*0.15 + ([.M20] / 100)*0.2)" office:value-type="float" office:value="0.482">
            <text:p>0.48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0]; [.$AI$2:.$AJ$14]; 2; 0);  SUM(VLOOKUP([.Q20]; [.$AI$2:.$AJ$14]; 2; 0) ))) + ([.R20])  + ([.S20]) + ([.T20]) + ([.U20]) ) / (100 + 100 + 30 + 7 + 1 + 5)) * 0.05" office:value-type="float" office:value="0.0407407407407407">
            <text:p>0.04074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 table:formula="of:=(SUM(VLOOKUP([.X20]; [.$AI$2:.$AJ$14]; 2; 0);  SUM(VLOOKUP([.Y20]; [.$AI$2:.$AJ$14]; 2; 0); SUM(VLOOKUP([.Z20]; [.$AI$2:.$AJ$14]; 2; 0); SUM(VLOOKUP([.AA20]; [.$AI$2:.$AJ$14]; 2; 0); SUM(VLOOKUP([.AB20]; [.$AI$2:.$AJ$14]; 2; 0))))))) / 500 * 0.15" office:value-type="float" office:value="0.1401">
            <text:p>0.14010</text:p>
          </table:table-cell>
          <table:table-cell/>
          <table:table-cell table:style-name="ce18" table:formula="of:=[.I20] + [.N20] + [.V20] + [.AC20]" office:value-type="float" office:value="0.877340740740741">
            <text:p>0.87734</text:p>
          </table:table-cell>
          <table:table-cell table:style-name="ce19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B+">
            <text:p>B+</text:p>
          </table:table-cell>
          <table:table-cell table:style-name="ce21" table:formula="of:=VLOOKUP([.AF20]; [.$AL$2:.$AM$14]; 2; 0)" office:value-type="float" office:value="3.3">
            <text:p>3.3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21]; [.$AI$2:.$AJ$14]; 2; 0);  VLOOKUP([.C21]; [.$AI$2:.$AJ$14]; 2; 0); VLOOKUP([.D21]; [.$AI$2:.$AJ$14]; 2; 0); VLOOKUP([.E21]; [.$AI$2:.$AJ$14]; 2; 0); VLOOKUP([.F21]; [.$AI$2:.$AJ$14]; 2; 0); VLOOKUP([.G21]; [.$AI$2:.$AJ$14]; 2; 0); VLOOKUP([.H21]; [.$AI$2:.$AJ$14]; 2; 0) ) ) / 800 * 0.3" office:value-type="float" office:value="0.2445">
            <text:p>0.244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 table:formula="of:=(([.K21] / 50)*0.15 + ([.L21] / 50)*0.15 + ([.M21] / 100)*0.2)" office:value-type="float" office:value="0.468">
            <text:p>0.46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 table:formula="of:=( ((SUM(VLOOKUP([.P21]; [.$AI$2:.$AJ$14]; 2; 0);  SUM(VLOOKUP([.Q21]; [.$AI$2:.$AJ$14]; 2; 0) ))) + ([.R21])  + ([.S21]) + ([.T21]) + ([.U21]) ) / (100 + 100 + 30 + 7 + 1 + 5)) * 0.05" office:value-type="float" office:value="0.0372427983539095">
            <text:p>0.03724</text:p>
          </table:table-cell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 table:formula="of:=(SUM(VLOOKUP([.X21]; [.$AI$2:.$AJ$14]; 2; 0);  SUM(VLOOKUP([.Y21]; [.$AI$2:.$AJ$14]; 2; 0); SUM(VLOOKUP([.Z21]; [.$AI$2:.$AJ$14]; 2; 0); SUM(VLOOKUP([.AA21]; [.$AI$2:.$AJ$14]; 2; 0); SUM(VLOOKUP([.AB21]; [.$AI$2:.$AJ$14]; 2; 0))))))) / 500 * 0.15" office:value-type="float" office:value="0.1302">
            <text:p>0.13020</text:p>
          </table:table-cell>
          <table:table-cell/>
          <table:table-cell table:style-name="ce18" table:formula="of:=[.I21] + [.N21] + [.V21] + [.AC21]" office:value-type="float" office:value="0.87994279835391">
            <text:p>0.87994</text:p>
          </table:table-cell>
          <table:table-cell table:style-name="ce19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B+">
            <text:p>B+</text:p>
          </table:table-cell>
          <table:table-cell table:style-name="ce21" table:formula="of:=VLOOKUP([.AF21]; [.$AL$2:.$AM$14]; 2; 0)" office:value-type="float" office:value="3.3">
            <text:p>3.3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9" table:formula="of:=AVERAGE([.AE2:.AE18])" office:value-type="float" office:value="0.779630700798838">
            <text:p>0.7796307008</text:p>
          </table:table-cell>
          <table:table-cell table:style-name="ce15"/>
          <table:table-cell table:style-name="ce19" table:formula="of:=AVERAGE([.AG2:.AG21])" office:value-type="float" office:value="2.49">
            <text:p>2.49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AVERAGE([.I2:.I21])" office:value-type="float" office:value="0.20833125">
            <text:p>0.20833</text:p>
          </table:table-cell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856">
            <text:p>0.856</text:p>
          </table:table-cell>
          <table:table-cell table:style-name="ce5" table:formula="of:=AVERAGE([.M2:.M21]) / 100" office:value-type="float" office:value="0.8005">
            <text:p>0.8005</text:p>
          </table:table-cell>
          <table:table-cell table:style-name="ce14" table:formula="of:=AVERAGE([.N2:.N21])" office:value-type="float" office:value="0.416">
            <text:p>0.416</text:p>
          </table:table-cell>
          <table:table-cell table:number-columns-repeated="7"/>
          <table:table-cell table:style-name="ce14" table:formula="of:=AVERAGE([.V2:.V21])" office:value-type="float" office:value="0.039701646090535">
            <text:p>0.0397016461</text:p>
          </table:table-cell>
          <table:table-cell table:number-columns-repeated="6"/>
          <table:table-cell table:style-name="ce14" table:formula="of:=AVERAGE([.AC2:.AC21])" office:value-type="float" office:value="0.12447">
            <text:p>0.12447</text:p>
          </table:table-cell>
          <table:table-cell table:number-columns-repeated="992"/>
        </table:table-row>
        <table:table-row table:style-name="ro2">
          <table:table-cell table:number-columns-repeated="8"/>
          <table:table-cell table:style-name="ce10" table:formula="of:=[.I24]/0.3" office:value-type="float" office:value="0.6944375">
            <text:p>0.69444</text:p>
          </table:table-cell>
          <table:table-cell table:number-columns-repeated="4"/>
          <table:table-cell table:style-name="ce10" table:formula="of:=[.N24] / 0.5" office:value-type="float" office:value="0.832">
            <text:p>0.83200</text:p>
          </table:table-cell>
          <table:table-cell table:number-columns-repeated="7"/>
          <table:table-cell table:style-name="ce10" table:formula="of:=[.V24] / 0.05" office:value-type="float" office:value="0.7940329218107">
            <text:p>0.79403</text:p>
          </table:table-cell>
          <table:table-cell table:number-columns-repeated="6"/>
          <table:table-cell table:style-name="ce10" table:formula="of:=[.AC24] / 0.15" office:value-type="float" office:value="0.8298">
            <text:p>0.82980</text:p>
          </table:table-cell>
          <table:table-cell table:number-columns-repeated="992"/>
        </table:table-row>
        <table:table-row table:style-name="ro2" table:number-rows-repeated="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"/>
          <table:table-cell table:formula="of:=([.R2] / 30)" office:value-type="float" office:value="1">
            <text:p>1</text:p>
          </table:table-cell>
          <table:table-cell table:number-columns-repeated="1001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9:4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6T13:02:46</dc:date>
    <dc:creator>Gregory Kapfhammer</dc:creator>
    <meta:editing-duration>P30DT21H44M56S</meta:editing-duration>
    <meta:editing-cycles>32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79" meta:object-count="0"/>
  </office:meta>
</office:document-meta>
</file>